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.96cm" svg:y1="1.879cm" svg:x2="4.306cm" svg:y2="1.879cm">
          <text:p/>
        </draw:line>
        <draw:frame draw:style-name="gr2" draw:layer="layout" svg:width="0.434cm" svg:height="0.469cm" svg:x="3.747cm" svg:y="1.36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3" draw:text-style-name="P1" draw:layer="layout" svg:x1="3.735cm" svg:y1="1.883cm" svg:x2="3.656cm" svg:y2="1.388cm">
          <text:p/>
        </draw:line>
        <draw:path draw:style-name="gr4" draw:text-style-name="P1" draw:layer="layout" svg:width="2.43cm" svg:height="2.621cm" svg:x="0.76cm" svg:y="0.595cm" svg:viewBox="0 0 2431 2622" svg:d="m2093 2308 144-144-136-136c21-24 41-48 59-73l169 97 102-177-164-95c67-141 105-299 105-469 0-187-45-360-127-511l163-94-102-177-175 101c-19-24-40-46-61-68l144-144-144-144-156 156c-22-15-44-29-67-43l104-180-177-102-112 194c-25-10-51-19-77-26l56-210-195-52-59 220c-25-3-51-5-77-7v-224h-203v226c-27 2-54 6-80 10l-60-225-195 53 59 219c-26 8-52 17-76 28l-112-194-175 101 107 185c-25 16-50 32-73 50l-147-147-144 144 140 140c-13 14-25 29-37 43l-172-99-102 177 161 93c-80 150-125 322-125 507 0 162 34 314 96 450l-172 99 102 177 173-100c19 27 39 53 61 77l-138 138 144 144 141-141c25 19 51 38 78 56l-99 172 177 102 103-179c24 10 48 20 73 28l-53 199 195 52 54-201c31 5 63 9 96 12v226h203v-224c28-2 57-5 84-8l56 208 195-53-53-198c36-11 72-23 106-38l110 191 177-102-106-183c25-16 49-32 71-50z">
          <text:p/>
        </draw:path>
        <draw:path draw:style-name="gr4" draw:text-style-name="P1" draw:layer="layout" svg:width="3.016cm" svg:height="2.864cm" svg:x="0.476cm" svg:y="0.474cm" svg:viewBox="0 0 3017 2865" svg:d="m1508 0c855 0 1509 620 1509 1432s-654 1433-1509 1433-1508-621-1508-1433 653-1432 1508-1432z">
          <text:p/>
        </draw:path>
        <draw:polygon draw:style-name="gr4" draw:text-style-name="P1" draw:layer="layout" svg:width="0cm" svg:height="0cm" svg:x="0.852cm" svg:y="1.184cm" svg:viewBox="0 0 0 0" draw:points="0,0">
          <text:p/>
        </draw:polygon>
        <draw:polygon draw:style-name="gr4" draw:text-style-name="P1" draw:layer="layout" svg:width="0cm" svg:height="0cm" svg:x="1.025cm" svg:y="1.348cm" svg:viewBox="0 0 0 0" draw:points="0,0">
          <text:p/>
        </draw:polygon>
        <draw:polygon draw:style-name="gr4" draw:text-style-name="P1" draw:layer="layout" svg:width="0cm" svg:height="0cm" svg:x="2.943cm" svg:y="1.184cm" svg:viewBox="0 0 0 0" draw:points="0,0">
          <text:p/>
        </draw:polygon>
        <draw:polygon draw:style-name="gr4" draw:text-style-name="P1" draw:layer="layout" svg:width="0cm" svg:height="0cm" svg:x="3.117cm" svg:y="1.348cm" svg:viewBox="0 0 0 0" draw:points="0,0">
          <text:p/>
        </draw:polygon>
        <draw:polygon draw:style-name="gr4" draw:text-style-name="P1" draw:layer="layout" svg:width="0cm" svg:height="0cm" svg:x="2.74cm" svg:y="0.94cm" svg:viewBox="0 0 0 0" draw:points="0,0">
          <text:p/>
        </draw:polygon>
        <draw:polygon draw:style-name="gr4" draw:text-style-name="P1" draw:layer="layout" svg:width="0cm" svg:height="0cm" svg:x="2.914cm" svg:y="1.104cm" svg:viewBox="0 0 0 0" draw:points="0,0">
          <text:p/>
        </draw:polygon>
        <draw:polygon draw:style-name="gr4" draw:text-style-name="P1" draw:layer="layout" svg:width="0cm" svg:height="0cm" svg:x="2.486cm" svg:y="0.768cm" svg:viewBox="0 0 0 0" draw:points="0,0">
          <text:p/>
        </draw:polygon>
        <draw:polygon draw:style-name="gr4" draw:text-style-name="P1" draw:layer="layout" svg:width="0cm" svg:height="0cm" svg:x="2.66cm" svg:y="0.932cm" svg:viewBox="0 0 0 0" draw:points="0,0">
          <text:p/>
        </draw:polygon>
        <draw:polygon draw:style-name="gr4" draw:text-style-name="P1" draw:layer="layout" svg:width="0cm" svg:height="0cm" svg:x="2.192cm" svg:y="0.657cm" svg:viewBox="0 0 0 0" draw:points="0,0">
          <text:p/>
        </draw:polygon>
        <draw:polygon draw:style-name="gr4" draw:text-style-name="P1" draw:layer="layout" svg:width="0cm" svg:height="0cm" svg:x="2.366cm" svg:y="0.822cm" svg:viewBox="0 0 0 0" draw:points="0,0">
          <text:p/>
        </draw:polygon>
        <draw:polygon draw:style-name="gr4" draw:text-style-name="P1" draw:layer="layout" svg:width="0cm" svg:height="0cm" svg:x="1.877cm" svg:y="0.625cm" svg:viewBox="0 0 0 0" draw:points="0,0">
          <text:p/>
        </draw:polygon>
        <draw:polygon draw:style-name="gr4" draw:text-style-name="P1" draw:layer="layout" svg:width="0cm" svg:height="0cm" svg:x="2.051cm" svg:y="0.789cm" svg:viewBox="0 0 0 0" draw:points="0,0">
          <text:p/>
        </draw:polygon>
        <draw:polygon draw:style-name="gr4" draw:text-style-name="P1" draw:layer="layout" svg:width="0cm" svg:height="0cm" svg:x="1.572cm" svg:y="0.655cm" svg:viewBox="0 0 0 0" draw:points="0,0">
          <text:p/>
        </draw:polygon>
        <draw:polygon draw:style-name="gr4" draw:text-style-name="P1" draw:layer="layout" svg:width="0cm" svg:height="0cm" svg:x="1.746cm" svg:y="0.819cm" svg:viewBox="0 0 0 0" draw:points="0,0">
          <text:p/>
        </draw:polygon>
        <draw:polygon draw:style-name="gr4" draw:text-style-name="P1" draw:layer="layout" svg:width="0cm" svg:height="0cm" svg:x="1.287cm" svg:y="0.777cm" svg:viewBox="0 0 0 0" draw:points="0,0">
          <text:p/>
        </draw:polygon>
        <draw:polygon draw:style-name="gr4" draw:text-style-name="P1" draw:layer="layout" svg:width="0cm" svg:height="0cm" svg:x="1.461cm" svg:y="0.941cm" svg:viewBox="0 0 0 0" draw:points="0,0">
          <text:p/>
        </draw:polygon>
        <draw:polygon draw:style-name="gr4" draw:text-style-name="P1" draw:layer="layout" svg:width="0cm" svg:height="0cm" svg:x="1.034cm" svg:y="0.97cm" svg:viewBox="0 0 0 0" draw:points="0,0">
          <text:p/>
        </draw:polygon>
        <draw:polygon draw:style-name="gr4" draw:text-style-name="P1" draw:layer="layout" svg:width="0cm" svg:height="0cm" svg:x="1.208cm" svg:y="1.134cm" svg:viewBox="0 0 0 0" draw:points="0,0">
          <text:p/>
        </draw:polygon>
        <draw:polygon draw:style-name="gr4" draw:text-style-name="P1" draw:layer="layout" svg:width="0cm" svg:height="0cm" svg:x="0.821cm" svg:y="2.413cm" svg:viewBox="0 0 0 0" draw:points="0,0">
          <text:p/>
        </draw:polygon>
        <draw:polygon draw:style-name="gr4" draw:text-style-name="P1" draw:layer="layout" svg:width="0cm" svg:height="0cm" svg:x="0.994cm" svg:y="2.577cm" svg:viewBox="0 0 0 0" draw:points="0,0">
          <text:p/>
        </draw:polygon>
        <draw:polygon draw:style-name="gr4" draw:text-style-name="P1" draw:layer="layout" svg:width="0cm" svg:height="0cm" svg:x="3.139cm" svg:y="2.597cm" svg:viewBox="0 0 0 0" draw:points="0,0">
          <text:p/>
        </draw:polygon>
        <draw:polygon draw:style-name="gr4" draw:text-style-name="P1" draw:layer="layout" svg:width="0cm" svg:height="0cm" svg:x="2.772cm" svg:y="2.688cm" svg:viewBox="0 0 0 0" draw:points="0,0">
          <text:p/>
        </draw:polygon>
        <draw:polygon draw:style-name="gr4" draw:text-style-name="P1" draw:layer="layout" svg:width="0cm" svg:height="0cm" svg:x="2.945cm" svg:y="2.852cm" svg:viewBox="0 0 0 0" draw:points="0,0">
          <text:p/>
        </draw:polygon>
        <draw:polygon draw:style-name="gr4" draw:text-style-name="P1" draw:layer="layout" svg:width="0cm" svg:height="0cm" svg:x="2.519cm" svg:y="2.871cm" svg:viewBox="0 0 0 0" draw:points="0,0">
          <text:p/>
        </draw:polygon>
        <draw:polygon draw:style-name="gr4" draw:text-style-name="P1" draw:layer="layout" svg:width="0cm" svg:height="0cm" svg:x="2.692cm" svg:y="3.035cm" svg:viewBox="0 0 0 0" draw:points="0,0">
          <text:p/>
        </draw:polygon>
        <draw:polygon draw:style-name="gr4" draw:text-style-name="P1" draw:layer="layout" svg:width="0cm" svg:height="0cm" svg:x="2.193cm" svg:y="2.982cm" svg:viewBox="0 0 0 0" draw:points="0,0">
          <text:p/>
        </draw:polygon>
        <draw:polygon draw:style-name="gr4" draw:text-style-name="P1" draw:layer="layout" svg:width="0cm" svg:height="0cm" svg:x="2.366cm" svg:y="3.146cm" svg:viewBox="0 0 0 0" draw:points="0,0">
          <text:p/>
        </draw:polygon>
        <draw:polygon draw:style-name="gr4" draw:text-style-name="P1" draw:layer="layout" svg:width="0cm" svg:height="0cm" svg:x="1.877cm" svg:y="3.033cm" svg:viewBox="0 0 0 0" draw:points="0,0">
          <text:p/>
        </draw:polygon>
        <draw:polygon draw:style-name="gr4" draw:text-style-name="P1" draw:layer="layout" svg:width="0cm" svg:height="0cm" svg:x="2.051cm" svg:y="3.197cm" svg:viewBox="0 0 0 0" draw:points="0,0">
          <text:p/>
        </draw:polygon>
        <draw:polygon draw:style-name="gr4" draw:text-style-name="P1" draw:layer="layout" svg:width="0cm" svg:height="0cm" svg:x="1.563cm" svg:y="2.972cm" svg:viewBox="0 0 0 0" draw:points="0,0">
          <text:p/>
        </draw:polygon>
        <draw:polygon draw:style-name="gr4" draw:text-style-name="P1" draw:layer="layout" svg:width="0cm" svg:height="0cm" svg:x="1.736cm" svg:y="3.136cm" svg:viewBox="0 0 0 0" draw:points="0,0">
          <text:p/>
        </draw:polygon>
        <draw:polygon draw:style-name="gr4" draw:text-style-name="P1" draw:layer="layout" svg:width="0cm" svg:height="0cm" svg:x="1.278cm" svg:y="2.86cm" svg:viewBox="0 0 0 0" draw:points="0,0">
          <text:p/>
        </draw:polygon>
        <draw:polygon draw:style-name="gr4" draw:text-style-name="P1" draw:layer="layout" svg:width="0cm" svg:height="0cm" svg:x="1.451cm" svg:y="3.024cm" svg:viewBox="0 0 0 0" draw:points="0,0">
          <text:p/>
        </draw:polygon>
        <draw:polygon draw:style-name="gr4" draw:text-style-name="P1" draw:layer="layout" svg:width="0cm" svg:height="0cm" svg:x="1.015cm" svg:y="2.667cm" svg:viewBox="0 0 0 0" draw:points="0,0">
          <text:p/>
        </draw:polygon>
        <draw:polygon draw:style-name="gr4" draw:text-style-name="P1" draw:layer="layout" svg:width="0cm" svg:height="0cm" svg:x="1.188cm" svg:y="2.831cm" svg:viewBox="0 0 0 0" draw:points="0,0">
          <text:p/>
        </draw:polygon>
        <draw:path draw:style-name="gr4" draw:text-style-name="P1" draw:layer="layout" svg:width="0.182cm" svg:height="0.172cm" svg:x="2.933cm" svg:y="1.176cm" svg:viewBox="0 0 183 173" svg:d="m91 0c52 0 92 37 92 86s-40 87-92 87-91-38-91-87 39-86 91-86z">
          <text:p/>
        </draw:path>
        <draw:polygon draw:style-name="gr4" draw:text-style-name="P1" draw:layer="layout" svg:width="0cm" svg:height="0cm" svg:x="2.933cm" svg:y="1.176cm" svg:viewBox="0 0 0 0" draw:points="0,0">
          <text:p/>
        </draw:polygon>
        <draw:polygon draw:style-name="gr4" draw:text-style-name="P1" draw:layer="layout" svg:width="0cm" svg:height="0cm" svg:x="3.117cm" svg:y="1.351cm" svg:viewBox="0 0 0 0" draw:points="0,0">
          <text:p/>
        </draw:polygon>
        <draw:path draw:style-name="gr5" draw:text-style-name="P1" draw:layer="layout" svg:width="0.08cm" svg:height="0.08cm" svg:x="2.985cm" svg:y="1.218cm" svg:viewBox="0 0 81 81" svg:d="m40 0c23 0 41 17 41 40s-18 41-41 41-40-18-40-41 17-40 40-40z">
          <text:p/>
        </draw:path>
        <draw:polygon draw:style-name="gr4" draw:text-style-name="P1" draw:layer="layout" svg:width="0cm" svg:height="0cm" svg:x="2.985cm" svg:y="1.218cm" svg:viewBox="0 0 0 0" draw:points="0,0">
          <text:p/>
        </draw:polygon>
        <draw:polygon draw:style-name="gr4" draw:text-style-name="P1" draw:layer="layout" svg:width="0cm" svg:height="0cm" svg:x="3.067cm" svg:y="1.3cm" svg:viewBox="0 0 0 0" draw:points="0,0">
          <text:p/>
        </draw:polygon>
        <draw:path draw:style-name="gr4" draw:text-style-name="P1" draw:layer="layout" svg:width="0.182cm" svg:height="0.172cm" svg:x="0.851cm" svg:y="1.184cm" svg:viewBox="0 0 183 173" svg:d="m91 0c52 0 92 37 92 86s-40 87-92 87-91-38-91-87 39-86 91-86z">
          <text:p/>
        </draw:path>
        <draw:polygon draw:style-name="gr4" draw:text-style-name="P1" draw:layer="layout" svg:width="0cm" svg:height="0cm" svg:x="0.851cm" svg:y="1.184cm" svg:viewBox="0 0 0 0" draw:points="0,0">
          <text:p/>
        </draw:polygon>
        <draw:polygon draw:style-name="gr4" draw:text-style-name="P1" draw:layer="layout" svg:width="0cm" svg:height="0cm" svg:x="1.035cm" svg:y="1.359cm" svg:viewBox="0 0 0 0" draw:points="0,0">
          <text:p/>
        </draw:polygon>
        <draw:path draw:style-name="gr5" draw:text-style-name="P1" draw:layer="layout" svg:width="0.08cm" svg:height="0.08cm" svg:x="0.903cm" svg:y="1.226cm" svg:viewBox="0 0 81 81" svg:d="m40 0c23 0 41 17 41 40s-18 41-41 41-40-18-40-41 17-40 40-40z">
          <text:p/>
        </draw:path>
        <draw:polygon draw:style-name="gr4" draw:text-style-name="P1" draw:layer="layout" svg:width="0cm" svg:height="0cm" svg:x="0.903cm" svg:y="1.226cm" svg:viewBox="0 0 0 0" draw:points="0,0">
          <text:p/>
        </draw:polygon>
        <draw:polygon draw:style-name="gr4" draw:text-style-name="P1" draw:layer="layout" svg:width="0cm" svg:height="0cm" svg:x="0.985cm" svg:y="1.308cm" svg:viewBox="0 0 0 0" draw:points="0,0">
          <text:p/>
        </draw:polygon>
        <draw:path draw:style-name="gr4" draw:text-style-name="P1" draw:layer="layout" svg:width="0.182cm" svg:height="0.172cm" svg:x="1.024cm" svg:y="0.958cm" svg:viewBox="0 0 183 173" svg:d="m91 0c52 0 92 37 92 86s-40 87-92 87-91-38-91-87 39-86 91-86z">
          <text:p/>
        </draw:path>
        <draw:polygon draw:style-name="gr4" draw:text-style-name="P1" draw:layer="layout" svg:width="0cm" svg:height="0cm" svg:x="1.024cm" svg:y="0.958cm" svg:viewBox="0 0 0 0" draw:points="0,0">
          <text:p/>
        </draw:polygon>
        <draw:polygon draw:style-name="gr4" draw:text-style-name="P1" draw:layer="layout" svg:width="0cm" svg:height="0cm" svg:x="1.208cm" svg:y="1.133cm" svg:viewBox="0 0 0 0" draw:points="0,0">
          <text:p/>
        </draw:polygon>
        <draw:path draw:style-name="gr5" draw:text-style-name="P1" draw:layer="layout" svg:width="0.08cm" svg:height="0.08cm" svg:x="1.076cm" svg:y="1cm" svg:viewBox="0 0 81 81" svg:d="m40 0c23 0 41 17 41 40s-18 41-41 41-40-18-40-41 17-40 40-40z">
          <text:p/>
        </draw:path>
        <draw:polygon draw:style-name="gr4" draw:text-style-name="P1" draw:layer="layout" svg:width="0cm" svg:height="0cm" svg:x="1.076cm" svg:y="1cm" svg:viewBox="0 0 0 0" draw:points="0,0">
          <text:p/>
        </draw:polygon>
        <draw:polygon draw:style-name="gr4" draw:text-style-name="P1" draw:layer="layout" svg:width="0cm" svg:height="0cm" svg:x="1.158cm" svg:y="1.082cm" svg:viewBox="0 0 0 0" draw:points="0,0">
          <text:p/>
        </draw:polygon>
        <draw:path draw:style-name="gr4" draw:text-style-name="P1" draw:layer="layout" svg:width="0.182cm" svg:height="0.172cm" svg:x="1.276cm" svg:y="0.762cm" svg:viewBox="0 0 183 173" svg:d="m91 0c52 0 92 37 92 86s-40 87-92 87-91-38-91-87 39-86 91-86z">
          <text:p/>
        </draw:path>
        <draw:polygon draw:style-name="gr4" draw:text-style-name="P1" draw:layer="layout" svg:width="0cm" svg:height="0cm" svg:x="1.276cm" svg:y="0.762cm" svg:viewBox="0 0 0 0" draw:points="0,0">
          <text:p/>
        </draw:polygon>
        <draw:polygon draw:style-name="gr4" draw:text-style-name="P1" draw:layer="layout" svg:width="0cm" svg:height="0cm" svg:x="1.46cm" svg:y="0.937cm" svg:viewBox="0 0 0 0" draw:points="0,0">
          <text:p/>
        </draw:polygon>
        <draw:path draw:style-name="gr5" draw:text-style-name="P1" draw:layer="layout" svg:width="0.08cm" svg:height="0.08cm" svg:x="1.328cm" svg:y="0.804cm" svg:viewBox="0 0 81 81" svg:d="m40 0c23 0 41 17 41 40s-18 41-41 41-40-18-40-41 17-40 40-40z">
          <text:p/>
        </draw:path>
        <draw:polygon draw:style-name="gr4" draw:text-style-name="P1" draw:layer="layout" svg:width="0cm" svg:height="0cm" svg:x="1.328cm" svg:y="0.804cm" svg:viewBox="0 0 0 0" draw:points="0,0">
          <text:p/>
        </draw:polygon>
        <draw:polygon draw:style-name="gr4" draw:text-style-name="P1" draw:layer="layout" svg:width="0cm" svg:height="0cm" svg:x="1.41cm" svg:y="0.886cm" svg:viewBox="0 0 0 0" draw:points="0,0">
          <text:p/>
        </draw:polygon>
        <draw:path draw:style-name="gr4" draw:text-style-name="P1" draw:layer="layout" svg:width="0.182cm" svg:height="0.172cm" svg:x="1.561cm" svg:y="0.643cm" svg:viewBox="0 0 183 173" svg:d="m91 0c52 0 92 37 92 86s-40 87-92 87-91-38-91-87 39-86 91-86z">
          <text:p/>
        </draw:path>
        <draw:polygon draw:style-name="gr4" draw:text-style-name="P1" draw:layer="layout" svg:width="0cm" svg:height="0cm" svg:x="1.561cm" svg:y="0.643cm" svg:viewBox="0 0 0 0" draw:points="0,0">
          <text:p/>
        </draw:polygon>
        <draw:polygon draw:style-name="gr4" draw:text-style-name="P1" draw:layer="layout" svg:width="0cm" svg:height="0cm" svg:x="1.745cm" svg:y="0.818cm" svg:viewBox="0 0 0 0" draw:points="0,0">
          <text:p/>
        </draw:polygon>
        <draw:path draw:style-name="gr5" draw:text-style-name="P1" draw:layer="layout" svg:width="0.08cm" svg:height="0.08cm" svg:x="1.613cm" svg:y="0.685cm" svg:viewBox="0 0 81 81" svg:d="m40 0c23 0 41 17 41 40s-18 41-41 41-40-18-40-41 17-40 40-40z">
          <text:p/>
        </draw:path>
        <draw:polygon draw:style-name="gr4" draw:text-style-name="P1" draw:layer="layout" svg:width="0cm" svg:height="0cm" svg:x="1.613cm" svg:y="0.685cm" svg:viewBox="0 0 0 0" draw:points="0,0">
          <text:p/>
        </draw:polygon>
        <draw:polygon draw:style-name="gr4" draw:text-style-name="P1" draw:layer="layout" svg:width="0cm" svg:height="0cm" svg:x="1.695cm" svg:y="0.767cm" svg:viewBox="0 0 0 0" draw:points="0,0">
          <text:p/>
        </draw:polygon>
        <draw:path draw:style-name="gr4" draw:text-style-name="P1" draw:layer="layout" svg:width="0.182cm" svg:height="0.172cm" svg:x="1.879cm" svg:y="0.608cm" svg:viewBox="0 0 183 173" svg:d="m91 0c52 0 92 37 92 86s-40 87-92 87-91-38-91-87 39-86 91-86z">
          <text:p/>
        </draw:path>
        <draw:polygon draw:style-name="gr4" draw:text-style-name="P1" draw:layer="layout" svg:width="0cm" svg:height="0cm" svg:x="1.879cm" svg:y="0.608cm" svg:viewBox="0 0 0 0" draw:points="0,0">
          <text:p/>
        </draw:polygon>
        <draw:polygon draw:style-name="gr4" draw:text-style-name="P1" draw:layer="layout" svg:width="0cm" svg:height="0cm" svg:x="2.063cm" svg:y="0.783cm" svg:viewBox="0 0 0 0" draw:points="0,0">
          <text:p/>
        </draw:polygon>
        <draw:path draw:style-name="gr5" draw:text-style-name="P1" draw:layer="layout" svg:width="0.08cm" svg:height="0.08cm" svg:x="1.931cm" svg:y="0.65cm" svg:viewBox="0 0 81 81" svg:d="m40 0c23 0 41 17 41 40s-18 41-41 41-40-18-40-41 17-40 40-40z">
          <text:p/>
        </draw:path>
        <draw:polygon draw:style-name="gr4" draw:text-style-name="P1" draw:layer="layout" svg:width="0cm" svg:height="0cm" svg:x="1.931cm" svg:y="0.65cm" svg:viewBox="0 0 0 0" draw:points="0,0">
          <text:p/>
        </draw:polygon>
        <draw:polygon draw:style-name="gr4" draw:text-style-name="P1" draw:layer="layout" svg:width="0cm" svg:height="0cm" svg:x="2.013cm" svg:y="0.732cm" svg:viewBox="0 0 0 0" draw:points="0,0">
          <text:p/>
        </draw:polygon>
        <draw:path draw:style-name="gr4" draw:text-style-name="P1" draw:layer="layout" svg:width="0.182cm" svg:height="0.172cm" svg:x="2.186cm" svg:y="0.64cm" svg:viewBox="0 0 183 173" svg:d="m91 0c52 0 92 37 92 86s-40 87-92 87-91-38-91-87 39-86 91-86z">
          <text:p/>
        </draw:path>
        <draw:polygon draw:style-name="gr4" draw:text-style-name="P1" draw:layer="layout" svg:width="0cm" svg:height="0cm" svg:x="2.186cm" svg:y="0.64cm" svg:viewBox="0 0 0 0" draw:points="0,0">
          <text:p/>
        </draw:polygon>
        <draw:polygon draw:style-name="gr4" draw:text-style-name="P1" draw:layer="layout" svg:width="0cm" svg:height="0cm" svg:x="2.37cm" svg:y="0.815cm" svg:viewBox="0 0 0 0" draw:points="0,0">
          <text:p/>
        </draw:polygon>
        <draw:path draw:style-name="gr5" draw:text-style-name="P1" draw:layer="layout" svg:width="0.08cm" svg:height="0.08cm" svg:x="2.238cm" svg:y="0.682cm" svg:viewBox="0 0 81 81" svg:d="m40 0c23 0 41 17 41 40s-18 41-41 41-40-18-40-41 17-40 40-40z">
          <text:p/>
        </draw:path>
        <draw:polygon draw:style-name="gr4" draw:text-style-name="P1" draw:layer="layout" svg:width="0cm" svg:height="0cm" svg:x="2.238cm" svg:y="0.682cm" svg:viewBox="0 0 0 0" draw:points="0,0">
          <text:p/>
        </draw:polygon>
        <draw:polygon draw:style-name="gr4" draw:text-style-name="P1" draw:layer="layout" svg:width="0cm" svg:height="0cm" svg:x="2.32cm" svg:y="0.764cm" svg:viewBox="0 0 0 0" draw:points="0,0">
          <text:p/>
        </draw:polygon>
        <draw:path draw:style-name="gr4" draw:text-style-name="P1" draw:layer="layout" svg:width="0.182cm" svg:height="0.172cm" svg:x="2.477cm" svg:y="0.755cm" svg:viewBox="0 0 183 173" svg:d="m91 0c52 0 92 37 92 86s-40 87-92 87-91-38-91-87 39-86 91-86z">
          <text:p/>
        </draw:path>
        <draw:polygon draw:style-name="gr4" draw:text-style-name="P1" draw:layer="layout" svg:width="0cm" svg:height="0cm" svg:x="2.477cm" svg:y="0.755cm" svg:viewBox="0 0 0 0" draw:points="0,0">
          <text:p/>
        </draw:polygon>
        <draw:polygon draw:style-name="gr4" draw:text-style-name="P1" draw:layer="layout" svg:width="0cm" svg:height="0cm" svg:x="2.661cm" svg:y="0.93cm" svg:viewBox="0 0 0 0" draw:points="0,0">
          <text:p/>
        </draw:polygon>
        <draw:path draw:style-name="gr5" draw:text-style-name="P1" draw:layer="layout" svg:width="0.08cm" svg:height="0.08cm" svg:x="2.529cm" svg:y="0.797cm" svg:viewBox="0 0 81 81" svg:d="m40 0c23 0 41 17 41 40s-18 41-41 41-40-18-40-41 17-40 40-40z">
          <text:p/>
        </draw:path>
        <draw:polygon draw:style-name="gr4" draw:text-style-name="P1" draw:layer="layout" svg:width="0cm" svg:height="0cm" svg:x="2.529cm" svg:y="0.797cm" svg:viewBox="0 0 0 0" draw:points="0,0">
          <text:p/>
        </draw:polygon>
        <draw:polygon draw:style-name="gr4" draw:text-style-name="P1" draw:layer="layout" svg:width="0cm" svg:height="0cm" svg:x="2.611cm" svg:y="0.879cm" svg:viewBox="0 0 0 0" draw:points="0,0">
          <text:p/>
        </draw:polygon>
        <draw:path draw:style-name="gr4" draw:text-style-name="P1" draw:layer="layout" svg:width="0.182cm" svg:height="0.172cm" svg:x="2.736cm" svg:y="0.928cm" svg:viewBox="0 0 183 173" svg:d="m91 0c52 0 92 37 92 86s-40 87-92 87-91-38-91-87 39-86 91-86z">
          <text:p/>
        </draw:path>
        <draw:polygon draw:style-name="gr4" draw:text-style-name="P1" draw:layer="layout" svg:width="0cm" svg:height="0cm" svg:x="2.736cm" svg:y="0.928cm" svg:viewBox="0 0 0 0" draw:points="0,0">
          <text:p/>
        </draw:polygon>
        <draw:polygon draw:style-name="gr4" draw:text-style-name="P1" draw:layer="layout" svg:width="0cm" svg:height="0cm" svg:x="2.92cm" svg:y="1.103cm" svg:viewBox="0 0 0 0" draw:points="0,0">
          <text:p/>
        </draw:polygon>
        <draw:path draw:style-name="gr5" draw:text-style-name="P1" draw:layer="layout" svg:width="0.08cm" svg:height="0.08cm" svg:x="2.788cm" svg:y="0.97cm" svg:viewBox="0 0 81 81" svg:d="m40 0c23 0 41 17 41 40s-18 41-41 41-40-18-40-41 17-40 40-40z">
          <text:p/>
        </draw:path>
        <draw:polygon draw:style-name="gr4" draw:text-style-name="P1" draw:layer="layout" svg:width="0cm" svg:height="0cm" svg:x="2.788cm" svg:y="0.97cm" svg:viewBox="0 0 0 0" draw:points="0,0">
          <text:p/>
        </draw:polygon>
        <draw:polygon draw:style-name="gr4" draw:text-style-name="P1" draw:layer="layout" svg:width="0cm" svg:height="0cm" svg:x="2.87cm" svg:y="1.052cm" svg:viewBox="0 0 0 0" draw:points="0,0">
          <text:p/>
        </draw:polygon>
        <draw:path draw:style-name="gr4" draw:text-style-name="P1" draw:layer="layout" svg:width="0.182cm" svg:height="0.172cm" svg:x="2.189cm" svg:y="2.984cm" svg:viewBox="0 0 183 173" svg:d="m91 0c52 0 92 37 92 86s-40 87-92 87-91-38-91-87 39-86 91-86z">
          <text:p/>
        </draw:path>
        <draw:polygon draw:style-name="gr4" draw:text-style-name="P1" draw:layer="layout" svg:width="0cm" svg:height="0cm" svg:x="2.189cm" svg:y="2.984cm" svg:viewBox="0 0 0 0" draw:points="0,0">
          <text:p/>
        </draw:polygon>
        <draw:polygon draw:style-name="gr4" draw:text-style-name="P1" draw:layer="layout" svg:width="0cm" svg:height="0cm" svg:x="2.373cm" svg:y="3.159cm" svg:viewBox="0 0 0 0" draw:points="0,0">
          <text:p/>
        </draw:polygon>
        <draw:polygon draw:style-name="gr4" draw:text-style-name="P1" draw:layer="layout" svg:width="0.111cm" svg:height="0.111cm" svg:x="2.221cm" svg:y="3.013cm" svg:viewBox="0 0 112 112" draw:points="0,0 112,112">
          <text:p/>
        </draw:polygon>
        <draw:polygon draw:style-name="gr4" draw:text-style-name="P1" draw:layer="layout" svg:width="0.111cm" svg:height="0.111cm" svg:x="2.224cm" svg:y="3.013cm" svg:viewBox="0 0 112 112" draw:points="0,112 112,0">
          <text:p/>
        </draw:polygon>
        <draw:path draw:style-name="gr4" draw:text-style-name="P1" draw:layer="layout" svg:width="0.182cm" svg:height="0.172cm" svg:x="2.958cm" svg:y="2.419cm" svg:viewBox="0 0 183 173" svg:d="m91 0c52 0 92 37 92 86s-40 87-92 87-91-38-91-87 39-86 91-86z">
          <text:p/>
        </draw:path>
        <draw:polygon draw:style-name="gr4" draw:text-style-name="P1" draw:layer="layout" svg:width="0cm" svg:height="0cm" svg:x="2.958cm" svg:y="2.419cm" svg:viewBox="0 0 0 0" draw:points="0,0">
          <text:p/>
        </draw:polygon>
        <draw:polygon draw:style-name="gr4" draw:text-style-name="P1" draw:layer="layout" svg:width="0cm" svg:height="0cm" svg:x="3.142cm" svg:y="2.594cm" svg:viewBox="0 0 0 0" draw:points="0,0">
          <text:p/>
        </draw:polygon>
        <draw:polygon draw:style-name="gr4" draw:text-style-name="P1" draw:layer="layout" svg:width="0.111cm" svg:height="0.111cm" svg:x="2.99cm" svg:y="2.448cm" svg:viewBox="0 0 112 112" draw:points="0,0 112,112">
          <text:p/>
        </draw:polygon>
        <draw:polygon draw:style-name="gr4" draw:text-style-name="P1" draw:layer="layout" svg:width="0.111cm" svg:height="0.111cm" svg:x="2.993cm" svg:y="2.448cm" svg:viewBox="0 0 112 112" draw:points="0,112 112,0">
          <text:p/>
        </draw:polygon>
        <draw:path draw:style-name="gr4" draw:text-style-name="P1" draw:layer="layout" svg:width="0.182cm" svg:height="0.172cm" svg:x="2.764cm" svg:y="2.673cm" svg:viewBox="0 0 183 173" svg:d="m91 0c52 0 92 37 92 86s-40 87-92 87-91-38-91-87 39-86 91-86z">
          <text:p/>
        </draw:path>
        <draw:polygon draw:style-name="gr4" draw:text-style-name="P1" draw:layer="layout" svg:width="0cm" svg:height="0cm" svg:x="2.764cm" svg:y="2.673cm" svg:viewBox="0 0 0 0" draw:points="0,0">
          <text:p/>
        </draw:polygon>
        <draw:polygon draw:style-name="gr4" draw:text-style-name="P1" draw:layer="layout" svg:width="0cm" svg:height="0cm" svg:x="2.948cm" svg:y="2.848cm" svg:viewBox="0 0 0 0" draw:points="0,0">
          <text:p/>
        </draw:polygon>
        <draw:polygon draw:style-name="gr4" draw:text-style-name="P1" draw:layer="layout" svg:width="0.111cm" svg:height="0.111cm" svg:x="2.796cm" svg:y="2.702cm" svg:viewBox="0 0 112 112" draw:points="0,0 112,112">
          <text:p/>
        </draw:polygon>
        <draw:polygon draw:style-name="gr4" draw:text-style-name="P1" draw:layer="layout" svg:width="0.111cm" svg:height="0.111cm" svg:x="2.799cm" svg:y="2.702cm" svg:viewBox="0 0 112 112" draw:points="0,112 112,0">
          <text:p/>
        </draw:polygon>
        <draw:path draw:style-name="gr4" draw:text-style-name="P1" draw:layer="layout" svg:width="0.182cm" svg:height="0.172cm" svg:x="2.514cm" svg:y="2.871cm" svg:viewBox="0 0 183 173" svg:d="m91 0c52 0 92 37 92 86s-40 87-92 87-91-38-91-87 39-86 91-86z">
          <text:p/>
        </draw:path>
        <draw:polygon draw:style-name="gr4" draw:text-style-name="P1" draw:layer="layout" svg:width="0cm" svg:height="0cm" svg:x="2.514cm" svg:y="2.871cm" svg:viewBox="0 0 0 0" draw:points="0,0">
          <text:p/>
        </draw:polygon>
        <draw:polygon draw:style-name="gr4" draw:text-style-name="P1" draw:layer="layout" svg:width="0cm" svg:height="0cm" svg:x="2.698cm" svg:y="3.046cm" svg:viewBox="0 0 0 0" draw:points="0,0">
          <text:p/>
        </draw:polygon>
        <draw:polygon draw:style-name="gr4" draw:text-style-name="P1" draw:layer="layout" svg:width="0.111cm" svg:height="0.111cm" svg:x="2.546cm" svg:y="2.9cm" svg:viewBox="0 0 112 112" draw:points="0,0 112,112">
          <text:p/>
        </draw:polygon>
        <draw:polygon draw:style-name="gr4" draw:text-style-name="P1" draw:layer="layout" svg:width="0.111cm" svg:height="0.111cm" svg:x="2.549cm" svg:y="2.9cm" svg:viewBox="0 0 112 112" draw:points="0,112 112,0">
          <text:p/>
        </draw:polygon>
        <draw:path draw:style-name="gr4" draw:text-style-name="P1" draw:layer="layout" svg:width="0.182cm" svg:height="0.172cm" svg:x="1.876cm" svg:y="3.032cm" svg:viewBox="0 0 183 173" svg:d="m91 0c52 0 92 37 92 86s-40 87-92 87-91-38-91-87 39-86 91-86z">
          <text:p/>
        </draw:path>
        <draw:polygon draw:style-name="gr4" draw:text-style-name="P1" draw:layer="layout" svg:width="0cm" svg:height="0cm" svg:x="1.876cm" svg:y="3.032cm" svg:viewBox="0 0 0 0" draw:points="0,0">
          <text:p/>
        </draw:polygon>
        <draw:polygon draw:style-name="gr4" draw:text-style-name="P1" draw:layer="layout" svg:width="0cm" svg:height="0cm" svg:x="2.06cm" svg:y="3.207cm" svg:viewBox="0 0 0 0" draw:points="0,0">
          <text:p/>
        </draw:polygon>
        <draw:polygon draw:style-name="gr4" draw:text-style-name="P1" draw:layer="layout" svg:width="0.111cm" svg:height="0.111cm" svg:x="1.908cm" svg:y="3.061cm" svg:viewBox="0 0 112 112" draw:points="0,0 112,112">
          <text:p/>
        </draw:polygon>
        <draw:polygon draw:style-name="gr4" draw:text-style-name="P1" draw:layer="layout" svg:width="0.111cm" svg:height="0.111cm" svg:x="1.911cm" svg:y="3.061cm" svg:viewBox="0 0 112 112" draw:points="0,112 112,0">
          <text:p/>
        </draw:polygon>
        <draw:path draw:style-name="gr4" draw:text-style-name="P1" draw:layer="layout" svg:width="0.182cm" svg:height="0.172cm" svg:x="1.554cm" svg:y="2.97cm" svg:viewBox="0 0 183 173" svg:d="m91 0c52 0 92 37 92 86s-40 87-92 87-91-38-91-87 39-86 91-86z">
          <text:p/>
        </draw:path>
        <draw:polygon draw:style-name="gr4" draw:text-style-name="P1" draw:layer="layout" svg:width="0cm" svg:height="0cm" svg:x="1.554cm" svg:y="2.97cm" svg:viewBox="0 0 0 0" draw:points="0,0">
          <text:p/>
        </draw:polygon>
        <draw:polygon draw:style-name="gr4" draw:text-style-name="P1" draw:layer="layout" svg:width="0cm" svg:height="0cm" svg:x="1.738cm" svg:y="3.145cm" svg:viewBox="0 0 0 0" draw:points="0,0">
          <text:p/>
        </draw:polygon>
        <draw:polygon draw:style-name="gr4" draw:text-style-name="P1" draw:layer="layout" svg:width="0.111cm" svg:height="0.111cm" svg:x="1.586cm" svg:y="2.999cm" svg:viewBox="0 0 112 112" draw:points="0,0 112,112">
          <text:p/>
        </draw:polygon>
        <draw:polygon draw:style-name="gr4" draw:text-style-name="P1" draw:layer="layout" svg:width="0.111cm" svg:height="0.111cm" svg:x="1.589cm" svg:y="2.999cm" svg:viewBox="0 0 112 112" draw:points="0,112 112,0">
          <text:p/>
        </draw:polygon>
        <draw:path draw:style-name="gr4" draw:text-style-name="P1" draw:layer="layout" svg:width="0.182cm" svg:height="0.172cm" svg:x="1.269cm" svg:y="2.859cm" svg:viewBox="0 0 183 173" svg:d="m91 0c52 0 92 37 92 86s-40 87-92 87-91-38-91-87 39-86 91-86z">
          <text:p/>
        </draw:path>
        <draw:polygon draw:style-name="gr4" draw:text-style-name="P1" draw:layer="layout" svg:width="0cm" svg:height="0cm" svg:x="1.269cm" svg:y="2.859cm" svg:viewBox="0 0 0 0" draw:points="0,0">
          <text:p/>
        </draw:polygon>
        <draw:polygon draw:style-name="gr4" draw:text-style-name="P1" draw:layer="layout" svg:width="0cm" svg:height="0cm" svg:x="1.453cm" svg:y="3.034cm" svg:viewBox="0 0 0 0" draw:points="0,0">
          <text:p/>
        </draw:polygon>
        <draw:polygon draw:style-name="gr4" draw:text-style-name="P1" draw:layer="layout" svg:width="0.111cm" svg:height="0.111cm" svg:x="1.301cm" svg:y="2.888cm" svg:viewBox="0 0 112 112" draw:points="0,0 112,112">
          <text:p/>
        </draw:polygon>
        <draw:polygon draw:style-name="gr4" draw:text-style-name="P1" draw:layer="layout" svg:width="0.111cm" svg:height="0.111cm" svg:x="1.304cm" svg:y="2.888cm" svg:viewBox="0 0 112 112" draw:points="0,112 112,0">
          <text:p/>
        </draw:polygon>
        <draw:path draw:style-name="gr4" draw:text-style-name="P1" draw:layer="layout" svg:width="0.182cm" svg:height="0.172cm" svg:x="1.012cm" svg:y="2.657cm" svg:viewBox="0 0 183 173" svg:d="m91 0c52 0 92 37 92 86s-40 87-92 87-91-38-91-87 39-86 91-86z">
          <text:p/>
        </draw:path>
        <draw:polygon draw:style-name="gr4" draw:text-style-name="P1" draw:layer="layout" svg:width="0cm" svg:height="0cm" svg:x="1.012cm" svg:y="2.657cm" svg:viewBox="0 0 0 0" draw:points="0,0">
          <text:p/>
        </draw:polygon>
        <draw:polygon draw:style-name="gr4" draw:text-style-name="P1" draw:layer="layout" svg:width="0cm" svg:height="0cm" svg:x="1.196cm" svg:y="2.832cm" svg:viewBox="0 0 0 0" draw:points="0,0">
          <text:p/>
        </draw:polygon>
        <draw:polygon draw:style-name="gr4" draw:text-style-name="P1" draw:layer="layout" svg:width="0.111cm" svg:height="0.111cm" svg:x="1.044cm" svg:y="2.686cm" svg:viewBox="0 0 112 112" draw:points="0,0 112,112">
          <text:p/>
        </draw:polygon>
        <draw:polygon draw:style-name="gr4" draw:text-style-name="P1" draw:layer="layout" svg:width="0.111cm" svg:height="0.111cm" svg:x="1.047cm" svg:y="2.686cm" svg:viewBox="0 0 112 112" draw:points="0,112 112,0">
          <text:p/>
        </draw:polygon>
        <draw:path draw:style-name="gr4" draw:text-style-name="P1" draw:layer="layout" svg:width="0.182cm" svg:height="0.172cm" svg:x="0.805cm" svg:y="2.406cm" svg:viewBox="0 0 183 173" svg:d="m91 0c52 0 92 37 92 86s-40 87-92 87-91-38-91-87 39-86 91-86z">
          <text:p/>
        </draw:path>
        <draw:polygon draw:style-name="gr4" draw:text-style-name="P1" draw:layer="layout" svg:width="0cm" svg:height="0cm" svg:x="0.805cm" svg:y="2.406cm" svg:viewBox="0 0 0 0" draw:points="0,0">
          <text:p/>
        </draw:polygon>
        <draw:polygon draw:style-name="gr4" draw:text-style-name="P1" draw:layer="layout" svg:width="0cm" svg:height="0cm" svg:x="0.989cm" svg:y="2.581cm" svg:viewBox="0 0 0 0" draw:points="0,0">
          <text:p/>
        </draw:polygon>
        <draw:polygon draw:style-name="gr4" draw:text-style-name="P1" draw:layer="layout" svg:width="0.111cm" svg:height="0.111cm" svg:x="0.837cm" svg:y="2.435cm" svg:viewBox="0 0 112 112" draw:points="0,0 112,112">
          <text:p/>
        </draw:polygon>
        <draw:polygon draw:style-name="gr4" draw:text-style-name="P1" draw:layer="layout" svg:width="0.111cm" svg:height="0.111cm" svg:x="0.84cm" svg:y="2.435cm" svg:viewBox="0 0 112 112" draw:points="0,112 112,0">
          <text:p/>
        </draw:polygon>
        <draw:line draw:style-name="gr1" draw:text-style-name="P1" draw:layer="layout" svg:x1="0.996cm" svg:y1="2.412cm" svg:x2="2.91cm" svg:y2="1.323cm">
          <text:p/>
        </draw:line>
        <draw:frame draw:style-name="gr2" draw:layer="layout" svg:width="0.582cm" svg:height="0.35cm" svg:x="2.33cm" svg:y="1.50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53cm" svg:height="0.356cm" svg:x="3.186cm" svg:y="0.8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53cm" svg:height="0.356cm" svg:x="2.905cm" svg:y="0.55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53cm" svg:height="0.356cm" svg:x="2.548cm" svg:y="0.32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53cm" svg:height="0.356cm" svg:x="2.096cm" svg:y="0.18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53cm" svg:height="0.356cm" svg:x="1.676cm" svg:y="0.12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615cm" svg:height="0.36cm" svg:x="1.225cm" svg:y="0.184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0.61cm" svg:height="0.356cm" svg:x="0.821cm" svg:y="0.277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0.61cm" svg:height="0.356cm" svg:x="0.462cm" svg:y="0.4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0.615cm" svg:height="0.36cm" svg:x="0.136cm" svg:y="0.808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0.837cm" svg:height="0.36cm" svg:x="3.17cm" svg:y="2.53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layer="layout" svg:width="0.837cm" svg:height="0.36cm" svg:x="2.844cm" svg:y="2.831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0.837cm" svg:height="0.36cm" svg:x="2.486cm" svg:y="3.08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layer="layout" svg:width="0.837cm" svg:height="0.36cm" svg:x="2.033cm" svg:y="3.235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0.756cm" svg:height="0.36cm" svg:x="1.565cm" svg:y="3.298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0.756cm" svg:height="0.36cm" svg:x="1.007cm" svg:y="3.22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0.756cm" svg:height="0.36cm" svg:x="0.618cm" svg:y="3.00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0.76cm" svg:height="0.36cm" svg:x="0.26cm" svg:y="2.723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0.756cm" svg:height="0.36cm" svg:x="0.043cm" svg:y="2.42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6" draw:text-style-name="P1" draw:layer="layout" svg:width="2.053cm" svg:height="2.01cm" svg:x="0.95cm" svg:y="0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25T16:05:46</meta:creation-date>
    <dc:date>2011-05-10T10:50:56</dc:date>
    <dc:creator>khalid khan</dc:creator>
    <meta:editing-duration>PT04H10M41S</meta:editing-duration>
    <meta:editing-cycles>23</meta:editing-cycles>
    <meta:generator>OpenOffice.org/3.1$Linux OpenOffice.org_project/310m19$Build-9420</meta:generator>
    <meta:document-statistic meta:object-count="16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o math:stretchy="false">θ</math:mo>
    <math:annotation math:encoding="StarMath 5.0">%theta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ub>
      <math:mi>a</math:mi>
      <math:mn>135</math:mn>
    </math:msub>
    <math:annotation math:encoding="StarMath 5.0">a_135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ub>
      <math:mi>a</math:mi>
      <math:mn>150</math:mn>
    </math:msub>
    <math:annotation math:encoding="StarMath 5.0">a_150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sub>
        <math:mi>a</math:mi>
        <math:mn>150</math:mn>
      </math:msub>
    </math:mrow>
    <math:annotation math:encoding="StarMath 5.0">-a_150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sub>
        <math:mi>a</math:mi>
        <math:mn>135</math:mn>
      </math:msub>
    </math:mrow>
    <math:annotation math:encoding="StarMath 5.0">-a_135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sub>
        <math:mi>a</math:mi>
        <math:mn>120</math:mn>
      </math:msub>
    </math:mrow>
    <math:annotation math:encoding="StarMath 5.0">-a_120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sub>
        <math:mi>a</math:mi>
        <math:mn>105</math:mn>
      </math:msub>
    </math:mrow>
    <math:annotation math:encoding="StarMath 5.0">-a_105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sub>
        <math:mi>a</math:mi>
        <math:mn>90</math:mn>
      </math:msub>
    </math:mrow>
    <math:annotation math:encoding="StarMath 5.0">-a_90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sub>
        <math:mi>a</math:mi>
        <math:mn>75</math:mn>
      </math:msub>
    </math:mrow>
    <math:annotation math:encoding="StarMath 5.0">-a_75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sub>
        <math:mi>a</math:mi>
        <math:mn>60</math:mn>
      </math:msub>
    </math:mrow>
    <math:annotation math:encoding="StarMath 5.0">-a_60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sub>
        <math:mi>a</math:mi>
        <math:mn>45</math:mn>
      </math:msub>
    </math:mrow>
    <math:annotation math:encoding="StarMath 5.0">-a_45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p>
      <math:mn>30</math:mn>
      <math:mn>0</math:mn>
    </math:msup>
    <math:annotation math:encoding="StarMath 5.0">30^0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sub>
        <math:mi>a</math:mi>
        <math:mn>30</math:mn>
      </math:msub>
    </math:mrow>
    <math:annotation math:encoding="StarMath 5.0">-a_30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ub>
      <math:mi>a</math:mi>
      <math:mn>30</math:mn>
    </math:msub>
    <math:annotation math:encoding="StarMath 5.0">a_30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>
      <math:mi>a</math:mi>
      <math:mn>45</math:mn>
    </math:msub>
    <math:annotation math:encoding="StarMath 5.0">a_45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ub>
      <math:mi>a</math:mi>
      <math:mn>60</math:mn>
    </math:msub>
    <math:annotation math:encoding="StarMath 5.0">a_60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ub>
      <math:mi>a</math:mi>
      <math:mn>75</math:mn>
    </math:msub>
    <math:annotation math:encoding="StarMath 5.0">a_75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ub>
      <math:mi>a</math:mi>
      <math:mn>90</math:mn>
    </math:msub>
    <math:annotation math:encoding="StarMath 5.0">a_90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ub>
      <math:mi>a</math:mi>
      <math:mn>105</math:mn>
    </math:msub>
    <math:annotation math:encoding="StarMath 5.0">a_105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ub>
      <math:mi>a</math:mi>
      <math:mn>120</math:mn>
    </math:msub>
    <math:annotation math:encoding="StarMath 5.0">a_120</math:annotation>
  </math:semantics>
</math:math>
</file>